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ffffff" draw:opacity="0%"/>
    </style:style>
    <style:style style:name="gr1" style:family="graphic" style:parent-style-name="standard">
      <style:graphic-properties draw:stroke="solid" draw:stroke-dash="Ultrafine_20_Dotted_20__28_var_29_" svg:stroke-width="0.02cm" svg:stroke-color="#333333" draw:marker-start-width="0.23cm" draw:marker-end-width="0.23cm" draw:fill="solid" draw:fill-color="#729fcf" draw:opacity="0%" draw:textarea-horizontal-align="justify" draw:textarea-vertical-align="middle" draw:auto-grow-height="false" fo:min-height="0cm" fo:min-width="0cm" fo:padding-top="0.135cm" fo:padding-bottom="0.135cm" fo:padding-left="0.26cm" fo:padding-right="0.26cm" draw:shadow-opacity="0%" style:writing-mode="lr-tb"/>
      <style:paragraph-properties style:writing-mode="lr-tb"/>
    </style:style>
    <style:style style:name="gr2" style:family="graphic" style:parent-style-name="standard">
      <style:graphic-properties draw:stroke="solid" draw:stroke-dash="Dot" svg:stroke-width="0.04cm" svg:stroke-color="#333333" draw:marker-start-width="0.26cm" draw:marker-end-width="0.26cm" svg:stroke-linecap="round" draw:fill="solid" draw:fill-color="#729fcf" draw:opacity="0%" draw:textarea-horizontal-align="justify" draw:textarea-vertical-align="middle" draw:auto-grow-height="false" fo:min-height="1.124cm" fo:min-width="0.874cm" fo:padding-top="0.145cm" fo:padding-bottom="0.145cm" fo:padding-left="0.27cm" fo:padding-right="0.27cm" draw:shadow-opacity="0%"/>
    </style:style>
    <style:style style:name="gr3" style:family="graphic" style:parent-style-name="standard">
      <style:graphic-properties draw:stroke="solid" draw:stroke-dash="Long_20_Dash_20__28_Rounded_29_" svg:stroke-width="0.04cm" svg:stroke-color="#ffffa6" draw:marker-start-width="0.26cm" draw:marker-end-width="0.26cm" svg:stroke-linecap="round" draw:fill="solid" draw:fill-color="#729fcf" draw:opacity="0%" draw:textarea-horizontal-align="justify" draw:textarea-vertical-align="middle" draw:auto-grow-height="false" fo:min-height="1.076cm" fo:min-width="0.826cm" fo:padding-top="0.145cm" fo:padding-bottom="0.145cm" fo:padding-left="0.27cm" fo:padding-right="0.27cm" draw:shadow-opacity="0%"/>
    </style:style>
    <style:style style:name="gr4" style:family="graphic" style:parent-style-name="standard">
      <style:graphic-properties draw:stroke="solid" draw:stroke-dash="Ultrafine_20_Dotted_20__28_var_29_" svg:stroke-width="0.02cm" svg:stroke-color="#ffffa6" draw:marker-start-width="0.23cm" draw:marker-end-width="0.23cm" draw:fill="solid" draw:fill-color="#729fcf" draw:opacity="0%" draw:textarea-horizontal-align="justify" draw:textarea-vertical-align="middle" draw:auto-grow-height="false" fo:min-height="0cm" fo:min-width="0cm" fo:padding-top="0.135cm" fo:padding-bottom="0.135cm" fo:padding-left="0.26cm" fo:padding-right="0.26cm" draw:shadow-opacity="0%" style:writing-mode="lr-tb"/>
      <style:paragraph-properties style:writing-mode="lr-tb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ffa6" draw:fill="solid" draw:fill-color="#ffffa6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729fcf" draw:opacity="0%"/>
      <style:paragraph-properties fo:text-align="center" style:writing-mode="lr-tb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ffffa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13cm" svg:height="0.113cm" svg:x="0.991cm" svg:y="0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051cm" svg:y="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3cm" svg:height="1.93cm" svg:x="0.085cm" svg:y="0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068cm" svg:height="0.068cm" svg:x="1.014cm" svg:y="1.0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7cm" svg:height="0.17cm" svg:x="0.965cm" svg:y="0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09cm" svg:height="0.09cm" svg:x="1.004cm" svg:y="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1cm" fo:page-height="2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5:09:45.692403241</meta:creation-date>
    <dc:date>2023-07-06T10:44:30.144451679</dc:date>
    <meta:editing-duration>PT1H43M22S</meta:editing-duration>
    <meta:editing-cycles>10</meta:editing-cycles>
    <meta:generator>LibreOffice/7.5.4.2$Linux_X86_64 LibreOffice_project/50$Build-2</meta:generator>
    <meta:document-statistic meta:object-count="6"/>
  </office:meta>
</office:document-meta>
</file>